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14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iking_malt_datashee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Moisture [%]</text:p>
          </table:table-cell>
          <table:table-cell table:style-name="ce1" office:value-type="string" calcext:value-type="string">
            <text:p>Extract [% dm]</text:p>
          </table:table-cell>
          <table:table-cell table:style-name="ce1" office:value-type="string" calcext:value-type="string">
            <text:p>Color [EBC]</text:p>
          </table:table-cell>
          <table:table-cell table:style-name="ce1" office:value-type="string" calcext:value-type="string">
            <text:p>Color [SRM]</text:p>
          </table:table-cell>
          <table:table-cell table:style-name="ce1" office:value-type="string" calcext:value-type="string">
            <text:p>Protein [%]</text:p>
          </table:table-cell>
          <table:table-cell table:style-name="ce1" office:value-type="string" calcext:value-type="string">
            <text:p>Diastatic power [WK dm]</text:p>
          </table:table-cell>
          <table:table-cell table:style-name="ce1" office:value-type="string" calcext:value-type="string">
            <text:p>Diastatic power [Lintner]</text:p>
          </table:table-cell>
          <table:table-cell table:style-name="ce1" office:value-type="string" calcext:value-type="string">
            <text:p>Max dosage rate [%]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ilsner Zero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formula="of:=[.D2]*12.7/25" office:value-type="float" office:value="1.905" calcext:value-type="float">
            <text:p>1,905</text:p>
          </table:table-cell>
          <table:table-cell office:value-type="float" office:value="11.5" calcext:value-type="float">
            <text:p>11,5</text:p>
          </table:table-cell>
          <table:table-cell office:value-type="float" office:value="250" calcext:value-type="float">
            <text:p>250</text:p>
          </table:table-cell>
          <table:table-cell table:formula="of:=([.G2]+16)/3.5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D3]*12.7/25" office:value-type="float" office:value="2.54" calcext:value-type="float">
            <text:p>2,54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formula="of:=([.G3]+16)/3.5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e Al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,5</text:p>
          </table:table-cell>
          <table:table-cell table:formula="of:=[.D4]*12.7/25" office:value-type="float" office:value="2.794" calcext:value-type="float">
            <text:p>2,794</text:p>
          </table:table-cell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lsner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formula="of:=[.D5]*12.7/25" office:value-type="float" office:value="1.905" calcext:value-type="float">
            <text:p>1,905</text:p>
          </table:table-cell>
          <table:table-cell office:value-type="float" office:value="11.5" calcext:value-type="float">
            <text:p>11,5</text:p>
          </table:table-cell>
          <table:table-cell office:value-type="float" office:value="250" calcext:value-type="float">
            <text:p>250</text:p>
          </table:table-cell>
          <table:table-cell table:formula="of:=([.G5]+16)/3.5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8.5" calcext:value-type="float">
            <text:p>8,5</text:p>
          </table:table-cell>
          <table:table-cell table:formula="of:=[.D6]*12.7/25" office:value-type="float" office:value="4.318" calcext:value-type="float">
            <text:p>4,318</text:p>
          </table:table-cell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xtrin</text:p>
          </table:table-cell>
          <table:table-cell office:value-type="float" office:value="6.5" calcext:value-type="float">
            <text:p>6,5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formula="of:=[.D7]*12.7/25" office:value-type="float" office:value="6.604" calcext:value-type="float">
            <text:p>6,604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([.G7]+16)/3.5" office:value-type="float" office:value="47.4285714285714" calcext:value-type="float">
            <text:p>47,4285714285714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ti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D8]*12.7/25" office:value-type="float" office:value="2.54" calcext:value-type="float">
            <text:p>2,5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G8]+16)/3.5" office:value-type="float" office:value="61.7142857142857" calcext:value-type="float">
            <text:p>61,7142857142857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e Cookie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[.D9]*12.7/25" office:value-type="float" office:value="12.7" calcext:value-type="float">
            <text:p>12,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Aromatic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formula="of:=[.D10]*12.7/25" office:value-type="float" office:value="91.44" calcext:value-type="float">
            <text:p>91,4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Sweet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,5</text:p>
          </table:table-cell>
          <table:table-cell table:formula="of:=[.D11]*12.7/25" office:value-type="float" office:value="31.75" calcext:value-type="float">
            <text:p>31,7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den Al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,5</text:p>
          </table:table-cell>
          <table:table-cell table:formula="of:=[.D12]*12.7/25" office:value-type="float" office:value="5.842" calcext:value-type="float">
            <text:p>5,842</text:p>
          </table:table-cell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ye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[.D13]*12.7/25" office:value-type="float" office:value="3.556" calcext:value-type="float">
            <text:p>3,5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sted Barley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formula="of:=[.D14]*12.7/25" office:value-type="float" office:value="457.2" calcext:value-type="float">
            <text:p>45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colate Light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00" calcext:value-type="float">
            <text:p>400</text:p>
          </table:table-cell>
          <table:table-cell table:formula="of:=[.D15]*12.7/25" office:value-type="float" office:value="203.2" calcext:value-type="float">
            <text:p>203,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Wheat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D16]*12.7/25" office:value-type="float" office:value="50.8" calcext:value-type="float">
            <text:p>50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rled Black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table:formula="of:=[.D17]*12.7/25" office:value-type="float" office:value="508" calcext:value-type="float">
            <text:p>5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Ale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[.D18]*12.7/25" office:value-type="float" office:value="17.78" calcext:value-type="float">
            <text:p>17,78</text:p>
          </table:table-cell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3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[.D19]*12.7/25" office:value-type="float" office:value="15.24" calcext:value-type="float">
            <text:p>15,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5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D20]*12.7/25" office:value-type="float" office:value="25.4" calcext:value-type="float">
            <text:p>25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1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D21]*12.7/25" office:value-type="float" office:value="50.8" calcext:value-type="float">
            <text:p>50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15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formula="of:=[.D22]*12.7/25" office:value-type="float" office:value="76.2" calcext:value-type="float">
            <text:p>76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2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formula="of:=[.D23]*12.7/25" office:value-type="float" office:value="101.6" calcext:value-type="float">
            <text:p>101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30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00" calcext:value-type="float">
            <text:p>300</text:p>
          </table:table-cell>
          <table:table-cell table:formula="of:=[.D24]*12.7/25" office:value-type="float" office:value="152.4" calcext:value-type="float">
            <text:p>15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40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00" calcext:value-type="float">
            <text:p>400</text:p>
          </table:table-cell>
          <table:table-cell table:formula="of:=[.D25]*12.7/25" office:value-type="float" office:value="203.2" calcext:value-type="float">
            <text:p>203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amel 60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00" calcext:value-type="float">
            <text:p>600</text:p>
          </table:table-cell>
          <table:table-cell table:formula="of:=[.D26]*12.7/25" office:value-type="float" office:value="304.8" calcext:value-type="float">
            <text:p>304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D27]*12.7/25" office:value-type="float" office:value="25.4" calcext:value-type="float">
            <text:p>25,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amel Pale</text:p>
          </table:table-cell>
          <table:table-cell office:value-type="float" office:value="7.5" calcext:value-type="float">
            <text:p>7,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D28]*12.7/25" office:value-type="float" office:value="4.064" calcext:value-type="float">
            <text:p>4,06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400" calcext:value-type="float">
            <text:p>1400</text:p>
          </table:table-cell>
          <table:table-cell table:formula="of:=[.D29]*12.7/25" office:value-type="float" office:value="711.2" calcext:value-type="float">
            <text:p>711,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 Al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formula="of:=[.D30]*12.7/25" office:value-type="float" office:value="35.56" calcext:value-type="float">
            <text:p>35,5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h Light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formula="of:=[.D31]*12.7/25" office:value-type="float" office:value="8.128" calcext:value-type="float">
            <text:p>8,1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h Dark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[.D32]*12.7/25" office:value-type="float" office:value="11.176" calcext:value-type="float">
            <text:p>11,176</text:p>
          </table:table-cell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colate Dark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900" calcext:value-type="float">
            <text:p>900</text:p>
          </table:table-cell>
          <table:table-cell table:formula="of:=[.D33]*12.7/25" office:value-type="float" office:value="457.2" calcext:value-type="float">
            <text:p>457,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9:20:36.950980059</dc:date>
    <dc:creator>Heikki Mikkolainen</dc:creator>
    <meta:editing-duration>PT9M28S</meta:editing-duration>
    <meta:editing-cycles>2</meta:editing-cycles>
    <meta:generator>LibreOffice/5.3.7.2.0$Linux_X86_64 LibreOffice_project/30m0$Build-2</meta:generator>
    <meta:document-statistic meta:table-count="1" meta:cell-count="209" meta:object-count="0"/>
  </office:meta>
</office:document-meta>
</file>